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489cm" fo:margin-left="0.116cm" table:align="left"/>
    </style:style>
    <style:style style:name="Table1.A" style:family="table-column">
      <style:table-column-properties style:column-width="5.398cm"/>
    </style:style>
    <style:style style:name="Table1.B" style:family="table-column">
      <style:table-column-properties style:column-width="6.218cm"/>
    </style:style>
    <style:style style:name="Table1.C" style:family="table-column">
      <style:table-column-properties style:column-width="5.874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fo:break-before="page" table:align="margins"/>
    </style:style>
    <style:style style:name="Table2.A" style:family="table-column">
      <style:table-column-properties style:column-width="3.408cm" style:rel-column-width="1932*"/>
    </style:style>
    <style:style style:name="Table2.B" style:family="table-column">
      <style:table-column-properties style:column-width="2.701cm" style:rel-column-width="1531*"/>
    </style:style>
    <style:style style:name="Table2.C" style:family="table-column">
      <style:table-column-properties style:column-width="11.481cm" style:rel-column-width="6509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32ecb" officeooo:paragraph-rsid="00032ecb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3b0eb" officeooo:paragraph-rsid="0003b0eb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3b0eb" officeooo:paragraph-rsid="0003b0eb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4a06a" officeooo:paragraph-rsid="0004a06a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4a06a" officeooo:paragraph-rsid="0005a734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5b175" officeooo:paragraph-rsid="0005b175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7628d" officeooo:paragraph-rsid="0007628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4a06a" officeooo:paragraph-rsid="0004a06a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c83ab" officeooo:paragraph-rsid="0007628d" style:font-weight-asian="normal" style:font-weight-complex="normal"/>
    </style:style>
    <style:style style:name="P10" style:family="paragraph" style:parent-style-name="Standard">
      <style:text-properties style:text-underline-style="none" fo:font-weight="bold" officeooo:rsid="0003b0eb" officeooo:paragraph-rsid="000ce75b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03b0eb" officeooo:paragraph-rsid="0003b0eb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07628d" officeooo:paragraph-rsid="0007628d" style:font-weight-asian="bold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style:text-underline-style="none" fo:font-weight="bold" officeooo:rsid="0007628d" officeooo:paragraph-rsid="000ce75b" style:font-weight-asian="bold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style:text-underline-style="none" fo:font-weight="bold" officeooo:rsid="0007628d" officeooo:paragraph-rsid="000ce75b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0e8cbf" officeooo:paragraph-rsid="000e8cbf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05a734" officeooo:paragraph-rsid="000fbb6a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32ecb" officeooo:paragraph-rsid="00032ecb" style:font-weight-asian="bold" style:font-weight-complex="bold"/>
    </style:style>
    <style:style style:name="P18" style:family="paragraph" style:parent-style-name="Table_20_Contents" style:list-style-name="L1"/>
    <style:style style:name="P19" style:family="paragraph" style:parent-style-name="Table_20_Contents" style:list-style-name="L1">
      <style:text-properties officeooo:paragraph-rsid="0005b175"/>
    </style:style>
    <style:style style:name="P20" style:family="paragraph" style:parent-style-name="Table_20_Contents" style:list-style-name="L1">
      <style:text-properties officeooo:rsid="0004a06a" officeooo:paragraph-rsid="0004a06a"/>
    </style:style>
    <style:style style:name="P21" style:family="paragraph" style:parent-style-name="Table_20_Contents" style:list-style-name="L1">
      <style:text-properties officeooo:rsid="000ce75b" officeooo:paragraph-rsid="000ce75b"/>
    </style:style>
    <style:style style:name="P22" style:family="paragraph" style:parent-style-name="Table_20_Contents">
      <style:paragraph-properties fo:text-align="center" style:justify-single-word="false"/>
      <style:text-properties officeooo:rsid="000ce75b" officeooo:paragraph-rsid="000ce75b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ce75b" officeooo:paragraph-rsid="000ce75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a734" style:font-weight-asian="normal" style:font-weight-complex="normal"/>
    </style:style>
    <style:style style:name="T4" style:family="text">
      <style:text-properties fo:font-weight="normal" officeooo:rsid="000ce75b" style:font-weight-asian="normal" style:font-weight-complex="normal"/>
    </style:style>
    <style:style style:name="T5" style:family="text">
      <style:text-properties fo:font-weight="normal" officeooo:rsid="00167456" style:font-weight-asian="normal" style:font-weight-complex="normal"/>
    </style:style>
    <style:style style:name="T6" style:family="text">
      <style:text-properties fo:font-weight="normal" officeooo:rsid="00180fa7" style:font-weight-asian="normal" style:font-weight-complex="normal"/>
    </style:style>
    <style:style style:name="T7" style:family="text">
      <style:text-properties fo:font-weight="normal" officeooo:rsid="0018c14e" style:font-weight-asian="normal" style:font-weight-complex="normal"/>
    </style:style>
    <style:style style:name="T8" style:family="text">
      <style:text-properties officeooo:rsid="0004a06a"/>
    </style:style>
    <style:style style:name="T9" style:family="text">
      <style:text-properties officeooo:rsid="0005a734"/>
    </style:style>
    <style:style style:name="T10" style:family="text">
      <style:text-properties officeooo:rsid="000fbb6a"/>
    </style:style>
    <style:style style:name="T11" style:family="text">
      <style:text-properties officeooo:rsid="0011d22c"/>
    </style:style>
    <style:style style:name="T12" style:family="text">
      <style:text-properties officeooo:rsid="0013c32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ke Map Git Project</text:p>
      <text:p text:style-name="P1"/>
      <text:p text:style-name="P15">Created by: <text:span text:style-name="T2">Jake Bakker</text:span></text:p>
      <text:p text:style-name="P15"><text:span text:style-name="T2"/></text:p>
      <text:p text:style-name="P2"><text:span text:style-name="T1">Product: </text:span>A map of the City of Hamilton showing bike lanes across each of the city’s 15 wards. Below the map will be various statistics for each ward in chart format</text:p>
      <text:p text:style-name="P2"/>
      <text:p text:style-name="P6">Intent:<text:span text:style-name="T2"> To observe access to bikelanes across each ward, with a specific focus on neighbourhoods with higher poverty rates.</text:span></text:p>
      <text:p text:style-name="P2"/>
      <text:p text:style-name="P3">Languages Used: <text:span text:style-name="T2">React, </text:span><text:span text:style-name="T3">HTML, </text:span><text:span text:style-name="T2">CSS, JS</text:span></text:p>
      <text:p text:style-name="P3"><text:span text:style-name="T2"/></text:p>
      <text:p text:style-name="P16"><text:span text:style-name="T10">Frameworks</text:span> Used: <text:span text:style-name="T2">MapLibre</text:span> </text:p>
      <text:p text:style-name="P3"><text:span text:style-name="T2"/></text:p>
      <text:p text:style-name="P10">Sources: <text:span text:style-name="T2">Open</text:span><text:span text:style-name="T3">Free</text:span><text:span text:style-name="T2">Map, Open Hamilton ‘Bikeways’, Open Hamilton ‘Ward Boundaries’, Open Hamilton ‘</text:span><text:span text:style-name="T4">Hamilton Bike Share Incorporated Hub</text:span><text:span text:style-name="T2">’, </text:span></text:p>
      <text:p text:style-name="P3"><text:span text:style-name="T2"/></text:p>
      <text:p text:style-name="P4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Input</text:p>
          </table:table-cell>
          <table:table-cell table:style-name="Table1.A1" office:value-type="string">
            <text:p text:style-name="P8">Process</text:p>
          </table:table-cell>
          <table:table-cell table:style-name="Table1.C1" office:value-type="string">
            <text:p text:style-name="P8">Output</text:p>
          </table:table-cell>
        </table:table-row>
        <table:table-row>
          <table:table-cell table:style-name="Table1.A2" office:value-type="string">
            <text:list text:style-name="L1">
              <text:list-item>
                <text:p text:style-name="P20">Open<text:span text:style-name="T9">Free</text:span>Map/<text:span text:style-name="T11">MapLibre</text:span></text:p>
              </text:list-item>
            </text:list>
          </table:table-cell>
          <table:table-cell table:style-name="Table1.A2" office:value-type="string">
            <text:list text:continue-numbering="true" text:style-name="L1">
              <text:list-item>
                <text:p text:style-name="P20">Use <text:span text:style-name="T12">to </text:span>have map focused on City of Hamilton</text:p>
              </text:list-item>
            </text:list>
          </table:table-cell>
          <table:table-cell table:style-name="Table1.C2" office:value-type="string">
            <text:list text:continue-numbering="true" text:style-name="L1">
              <text:list-item>
                <text:p text:style-name="P20">Display base centered on City of Hamilton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18">‘<text:span text:style-name="T8">Ward Boundaries’ GEOJSON</text:span></text:p>
              </text:list-item>
            </text:list>
          </table:table-cell>
          <table:table-cell table:style-name="Table1.A2" office:value-type="string">
            <text:list text:continue-numbering="true" text:style-name="L1">
              <text:list-item>
                <text:p text:style-name="P20">Parse data</text:p>
              </text:list-item>
              <text:list-item>
                <text:p text:style-name="P20">Overlay ward boundaries onto OpenStreetMap</text:p>
              </text:list-item>
            </text:list>
          </table:table-cell>
          <table:table-cell table:style-name="Table1.C2" office:value-type="string">
            <text:list text:continue-numbering="true" text:style-name="L1">
              <text:list-item>
                <text:p text:style-name="P20">Display ward boundaries by colour on the Open<text:span text:style-name="T9">Free</text:span>Map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19">‘<text:span text:style-name="T8">Bikeways’ GEOJSON</text:span></text:p>
              </text:list-item>
            </text:list>
          </table:table-cell>
          <table:table-cell table:style-name="Table1.A2" office:value-type="string">
            <text:list text:continue-numbering="true" text:style-name="L1">
              <text:list-item>
                <text:p text:style-name="P20">Parse data</text:p>
              </text:list-item>
              <text:list-item>
                <text:p text:style-name="P20">Overlay bike lanes onto City of Hamilton map</text:p>
              </text:list-item>
            </text:list>
          </table:table-cell>
          <table:table-cell table:style-name="Table1.C2" office:value-type="string">
            <text:list text:continue-numbering="true" text:style-name="L1">
              <text:list-item>
                <text:p text:style-name="P20">Bike lanes overlayed on the City of Hamilton Map, with colour code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18">‘<text:span text:style-name="T8">Bikeways’ CSV</text:span></text:p>
              </text:list-item>
            </text:list>
          </table:table-cell>
          <table:table-cell table:style-name="Table1.A2" office:value-type="string">
            <text:list text:continue-numbering="true" text:style-name="L1">
              <text:list-item>
                <text:p text:style-name="P20">Take Data from CSV file and perform data analysis</text:p>
              </text:list-item>
              <text:list-item>
                <text:p text:style-name="P20">Place data in Chart on website</text:p>
              </text:list-item>
            </text:list>
          </table:table-cell>
          <table:table-cell table:style-name="Table1.C2" office:value-type="string">
            <text:list text:continue-numbering="true" text:style-name="L1">
              <text:list-item>
                <text:p text:style-name="P20">Chart displaying bike lane data according to each ward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21">‘Hamilton Bike Share Incorporated Hubs’ GEOJSON</text:p>
              </text:list-item>
            </text:list>
          </table:table-cell>
          <table:table-cell table:style-name="Table1.A2" office:value-type="string">
            <text:list text:continue-numbering="true" text:style-name="L1">
              <text:list-item>
                <text:p text:style-name="P21">Overlay locations of bike share hubs on map</text:p>
              </text:list-item>
            </text:list>
          </table:table-cell>
          <table:table-cell table:style-name="Table1.C2" office:value-type="string">
            <text:list text:continue-numbering="true" text:style-name="L1">
              <text:list-item>
                <text:p text:style-name="P21">Display dots representing bike share hubs on the map</text:p>
              </text:list-item>
            </text:list>
          </table:table-cell>
        </table:table-row>
      </table:table>
      <text:p text:style-name="P3"><text:span text:style-name="T2"/></text:p>
      <text:p text:style-name="P3"><text:span text:style-name="T2"/></text:p>
      <text:p text:style-name="P5">Potential Additions: <text:span text:style-name="T4">Identify key neighbourhoods of interest. Add a legend. </text:span><text:span text:style-name="T5">Add </text:span><text:span text:style-name="T7">selection options</text:span><text:span text:style-name="T5"> for tiers and wards. </text:span><text:span text:style-name="T6">Add pop up box when click wards</text:span></text:p>
      <text:p text:style-name="P5"><text:span text:style-name="T2"/></text:p>
      <text:p text:style-name="P7">Disclaimers: <text:span text:style-name="T4">Bi</text:span><text:span text:style-name="T2">ke lanes are only up to date as of 2023. This is the most recent data set from the City of Hamilton’s website.</text:span></text:p>
      <text:p text:style-name="P7"><text:span text:style-name="T2"/></text:p>
      <text:p text:style-name="P7">Bike Lane Ranking Methodology:<text:span text:style-name="T2"> Bike Lanes were </text:span><text:span text:style-name="T4">ranked according to six tiers from safest to least safe. See next page for ranking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Tier Number</text:p>
          </table:table-cell>
          <table:table-cell table:style-name="Table2.A1" office:value-type="string">
            <text:p text:style-name="P23">Colour</text:p>
          </table:table-cell>
          <table:table-cell table:style-name="Table2.C1" office:value-type="string">
            <text:p text:style-name="P23">Categories</text:p>
          </table:table-cell>
        </table:table-row>
        <table:table-row>
          <table:table-cell table:style-name="Table2.A2" office:value-type="string">
            <text:p text:style-name="P22">Tier 1</text:p>
          </table:table-cell>
          <table:table-cell table:style-name="Table2.A2" office:value-type="string">
            <text:p text:style-name="P22">Dark Blue</text:p>
          </table:table-cell>
          <table:table-cell table:style-name="Table2.C2" office:value-type="string">
            <text:list text:style-name="L2">
              <text:list-item>
                <text:p text:style-name="P14"><text:span text:style-name="T4">Bicycle Lane with Poured concrete barrier</text:span></text:p>
              </text:list-item>
              <text:list-item>
                <text:p text:style-name="P14"><text:span text:style-name="T4">Bicycle Lane with Pre-cast concrete barrier</text:span></text:p>
              </text:list-item>
              <text:list-item>
                <text:p text:style-name="P14"><text:span text:style-name="T4">Signed Bike Route with Pre-cast concrete barrier</text:span></text:p>
              </text:list-item>
              <text:list-item>
                <text:p text:style-name="P14"><text:span text:style-name="T4">Bicycle Lane with Mini-jersey barrier</text:span></text:p>
              </text:list-item>
              <text:list-item>
                <text:p text:style-name="P14"><text:span text:style-name="T4">Bicycle Lane with Bollard buffer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22">Tier 2</text:p>
          </table:table-cell>
          <table:table-cell table:style-name="Table2.A2" office:value-type="string">
            <text:p text:style-name="P22">Light <text:s/>Blue</text:p>
          </table:table-cell>
          <table:table-cell table:style-name="Table2.C2" office:value-type="string">
            <text:list text:style-name="L3">
              <text:list-item>
                <text:p text:style-name="P13"><text:span text:style-name="T4">Bicycle Lane with Parking buffer</text:span></text:p>
              </text:list-item>
              <text:list-item>
                <text:p text:style-name="P13"><text:span text:style-name="T4">Paved Multi-Use Recreational Trail</text:span></text:p>
              </text:list-item>
              <text:list-item>
                <text:p text:style-name="P13"><text:span text:style-name="T4">Multi-Use Path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22">Tier 3</text:p>
          </table:table-cell>
          <table:table-cell table:style-name="Table2.A2" office:value-type="string">
            <text:p text:style-name="P22">Cyan</text:p>
          </table:table-cell>
          <table:table-cell table:style-name="Table2.C2" office:value-type="string">
            <text:list text:continue-numbering="true" text:style-name="L3">
              <text:list-item>
                <text:p text:style-name="P13"><text:span text:style-name="T4">Low Auto Volume Suggested Route</text:span></text:p>
              </text:list-item>
              <text:list-item>
                <text:p text:style-name="P13"><text:span text:style-name="T4">Bicycle Path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22">Tier 4</text:p>
          </table:table-cell>
          <table:table-cell table:style-name="Table2.A2" office:value-type="string">
            <text:p text:style-name="P22">Brown</text:p>
          </table:table-cell>
          <table:table-cell table:style-name="Table2.C2" office:value-type="string">
            <text:list text:continue-numbering="true" text:style-name="L3">
              <text:list-item>
                <text:p text:style-name="P13"><text:span text:style-name="T4">Bicycle Lane with Paint buffer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22">Tier 5</text:p>
          </table:table-cell>
          <table:table-cell table:style-name="Table2.A2" office:value-type="string">
            <text:p text:style-name="P22">Orange</text:p>
          </table:table-cell>
          <table:table-cell table:style-name="Table2.C2" office:value-type="string">
            <text:list text:continue-numbering="true" text:style-name="L3">
              <text:list-item>
                <text:p text:style-name="P13"><text:span text:style-name="T4">Bicycle Lane</text:span></text:p>
              </text:list-item>
              <text:list-item>
                <text:p text:style-name="P13"><text:span text:style-name="T4">Medium Auto Volume Suggested Route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22">Tier 6</text:p>
          </table:table-cell>
          <table:table-cell table:style-name="Table2.A2" office:value-type="string">
            <text:p text:style-name="P22">Red</text:p>
          </table:table-cell>
          <table:table-cell table:style-name="Table2.C2" office:value-type="string">
            <text:list text:continue-numbering="true" text:style-name="L3">
              <text:list-item>
                <text:p text:style-name="P13"><text:span text:style-name="T4">High Auto Volume Signed Bike Route</text:span></text:p>
              </text:list-item>
              <text:list-item>
                <text:p text:style-name="P13"><text:span text:style-name="T4">High Auto Volume Suggested Route</text:span></text:p>
              </text:list-item>
              <text:list-item>
                <text:p text:style-name="P13"><text:span text:style-name="T4">Paved Shoulder</text:span>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2:11:17.391804573</meta:creation-date>
    <dc:date>2025-09-16T19:37:55.376537651</dc:date>
    <meta:editing-duration>PT45M5S</meta:editing-duration>
    <meta:editing-cycles>21</meta:editing-cycles>
    <meta:generator>LibreOffice/24.2.7.2$Linux_X86_64 LibreOffice_project/420$Build-2</meta:generator>
    <meta:print-date>2025-09-16T19:37:19.043980260</meta:print-date>
    <meta:printed-by>PDF files</meta:printed-by>
    <meta:document-statistic meta:table-count="2" meta:image-count="0" meta:object-count="0" meta:page-count="2" meta:paragraph-count="62" meta:word-count="394" meta:character-count="2226" meta:non-whitespace-character-count="1925"/>
  </office:meta>
</office:document-meta>
</file>